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cc62" officeooo:paragraph-rsid="0019cc62"/>
    </style:style>
    <style:style style:name="P2" style:family="paragraph" style:parent-style-name="Standard">
      <style:text-properties officeooo:rsid="001c4984" officeooo:paragraph-rsid="001c4984"/>
    </style:style>
    <style:style style:name="P3" style:family="paragraph" style:parent-style-name="Standard">
      <style:text-properties officeooo:rsid="001e9d23" officeooo:paragraph-rsid="001e9d23"/>
    </style:style>
    <style:style style:name="P4" style:family="paragraph" style:parent-style-name="Standard">
      <style:text-properties officeooo:rsid="001f7360" officeooo:paragraph-rsid="001f7360"/>
    </style:style>
    <style:style style:name="P5" style:family="paragraph" style:parent-style-name="Standard">
      <style:text-properties officeooo:rsid="001f7360" officeooo:paragraph-rsid="0021b8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Apt update</text:p>
      <text:p text:style-name="P1">apt install vim</text:p>
      <text:p text:style-name="P1">vim/etc/apt/sources.list</text:p>
      <text:p text:style-name="P1">apt install openssh-server</text:p>
      <text:p text:style-name="P1">lsof -i :22</text:p>
      <text:p text:style-name="P2">ssh keygen</text:p>
      <text:p text:style-name="P3">putty windowstan linuxa <text:tab/><text:tab/></text:p>
      <text:p text:style-name="P4">Cat ~/.ssh/id_rsa.pub</text:p>
      <text:p text:style-name="P5">fail2ban (yazılım prgramı)</text:p>
      <text:p text:style-name="P5">ssh-copy-id <text:a xlink:type="simple" xlink:href="mailto:root@192.168.1.1" text:style-name="Internet_20_link" text:visited-style-name="Visited_20_Internet_20_Link">root@92.168.1</text:a><text:a xlink:type="simple" xlink:href="mailto:root@192.168.1.1" text:style-name="Internet_20_link" text:visited-style-name="Visited_20_Internet_20_Link">.</text:a><text:a xlink:type="simple" xlink:href="mailto:root@192.168.1.1" text:style-name="Internet_20_link" text:visited-style-name="Visited_20_Internet_20_Link">1</text:a> pubilc key alıp bağlanmak istediğimi serveri ssh altındaki klasörü dosyanın içine koyar. </text:p>
      <text:p text:style-name="P5">İp addr</text:p>
      <text:p text:style-name="P5"/>
      <text:p text:style-name="P5">/home/yusuf# cd /var/log/</text:p>
      <text:p text:style-name="P5">root@yusuf-:/var/log# ls</text:p>
      <text:p text:style-name="P5"/>
      <text:p text:style-name="P5">head syslog </text:p>
      <text:p text:style-name="P5"/>
      <text:p text:style-name="P5">127001 local addre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6:50:45.650927416</meta:creation-date>
    <dc:date>2020-01-30T16:51:44.191316403</dc:date>
    <meta:editing-duration>PT2H8M5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48" meta:character-count="373" meta:non-whitespace-character-count="335"/>
  </office:meta>
</office:document-meta>
</file>